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6890000099D00000A7050EE9CF8.svg" manifest:media-type="image/svg+xml"/>
  <manifest:file-entry manifest:full-path="Pictures/100000010000005C000000640FAA4B86.png" manifest:media-type="image/png"/>
  <manifest:file-entry manifest:full-path="Pictures/1000068D0000099D00000A70BE8C6381.svg" manifest:media-type="image/svg+xml"/>
  <manifest:file-entry manifest:full-path="Pictures/100000010000005D000000656636F356.png" manifest:media-type="image/png"/>
  <manifest:file-entry manifest:full-path="Pictures/100000010000005D000000657123341F.png" manifest:media-type="image/png"/>
  <manifest:file-entry manifest:full-path="Pictures/1000068E0000099D00000A70BD68A186.svg" manifest:media-type="image/svg+xml"/>
  <manifest:file-entry manifest:full-path="Pictures/100000010000005D00000065CD9CCBE2.png" manifest:media-type="image/png"/>
  <manifest:file-entry manifest:full-path="Pictures/100000010000005D00000065C06C8236.png" manifest:media-type="image/png"/>
  <manifest:file-entry manifest:full-path="Pictures/100006880000099D00000A70A530BEA1.svg" manifest:media-type="image/svg+xml"/>
  <manifest:file-entry manifest:full-path="Pictures/100000010000005D000000657D9AC2A1.png" manifest:media-type="image/png"/>
  <manifest:file-entry manifest:full-path="Pictures/100006890000099D00000A70609AA099.svg" manifest:media-type="image/svg+xml"/>
  <manifest:file-entry manifest:full-path="Pictures/100006870000099D00000A70715D19FD.svg" manifest:media-type="image/svg+xml"/>
  <manifest:file-entry manifest:full-path="Pictures/100000010000005D0000006586C1220B.png" manifest:media-type="image/png"/>
  <manifest:file-entry manifest:full-path="Pictures/100006870000099D00000A701BA7647A.svg" manifest:media-type="image/svg+xml"/>
  <manifest:file-entry manifest:full-path="Pictures/100000010000005D0000006598AE83EE.png" manifest:media-type="image/png"/>
  <manifest:file-entry manifest:full-path="Pictures/100006880000099D00000A705657233C.svg" manifest:media-type="image/svg+xml"/>
  <manifest:file-entry manifest:full-path="Pictures/100006880000099D00000A701E861531.svg" manifest:media-type="image/svg+xml"/>
  <manifest:file-entry manifest:full-path="Pictures/100000010000005D00000065CC142B30.png" manifest:media-type="image/png"/>
  <manifest:file-entry manifest:full-path="Pictures/100006880000099D00000A701FE9F30B.svg" manifest:media-type="image/svg+xml"/>
  <manifest:file-entry manifest:full-path="Pictures/100006880000099D00000A70823D9006.svg" manifest:media-type="image/svg+xml"/>
  <manifest:file-entry manifest:full-path="Pictures/100000010000005D00000065471CF965.png" manifest:media-type="image/png"/>
  <manifest:file-entry manifest:full-path="Pictures/100000010000005D000000652323DA51.png" manifest:media-type="image/png"/>
  <manifest:file-entry manifest:full-path="Pictures/1000068A0000099D00000A70FD103316.svg" manifest:media-type="image/svg+xml"/>
  <manifest:file-entry manifest:full-path="Pictures/100000010000005D0000006510D6061C.png" manifest:media-type="image/png"/>
  <manifest:file-entry manifest:full-path="Pictures/1000068E0000098200000A56F35B0ADF.svg" manifest:media-type="image/svg+xml"/>
  <manifest:file-entry manifest:full-path="Pictures/100006870000099D00000A7000D58061.svg" manifest:media-type="image/svg+xml"/>
  <manifest:file-entry manifest:full-path="Pictures/100000010000005C0000006476D99835.png" manifest:media-type="image/png"/>
  <manifest:file-entry manifest:full-path="Pictures/100006870000099D00000A709651E8A8.svg" manifest:media-type="image/svg+xml"/>
  <manifest:file-entry manifest:full-path="Pictures/1000068A0000099D00000A705D09CD00.svg" manifest:media-type="image/svg+xml"/>
  <manifest:file-entry manifest:full-path="Pictures/100000010000005D000000653A350BDC.png" manifest:media-type="image/png"/>
  <manifest:file-entry manifest:full-path="Pictures/100000010000005D00000065D5BD65B9.png" manifest:media-type="image/png"/>
  <manifest:file-entry manifest:full-path="Pictures/1000068B0000099D00000A705895CBE6.svg" manifest:media-type="image/svg+xml"/>
  <manifest:file-entry manifest:full-path="Pictures/100000010000005D00000065813664D0.png" manifest:media-type="image/png"/>
  <manifest:file-entry manifest:full-path="Pictures/1000068C0000099D00000A700E52437B.svg" manifest:media-type="image/svg+xml"/>
  <manifest:file-entry manifest:full-path="Pictures/100000010000005D00000065A56F5A3F.png" manifest:media-type="image/png"/>
  <manifest:file-entry manifest:full-path="Pictures/100006870000099D00000A70F3288278.svg" manifest:media-type="image/svg+xml"/>
  <manifest:file-entry manifest:full-path="Pictures/1000068D0000098200000A56E0DFDEEA.svg" manifest:media-type="image/svg+xml"/>
  <manifest:file-entry manifest:full-path="Pictures/100000010000005D00000065CA2E3B7A.png" manifest:media-type="image/png"/>
  <manifest:file-entry manifest:full-path="Pictures/100000010000005C00000064C90004B4.png" manifest:media-type="image/png"/>
  <manifest:file-entry manifest:full-path="Pictures/1000068B0000099D00000A7015EEB13B.svg" manifest:media-type="image/svg+xml"/>
  <manifest:file-entry manifest:full-path="Pictures/100006880000099D00000A7048318BBF.svg" manifest:media-type="image/svg+xml"/>
  <manifest:file-entry manifest:full-path="Pictures/1000068D0000098200000A56B0F83820.svg" manifest:media-type="image/svg+xml"/>
  <manifest:file-entry manifest:full-path="Pictures/100006880000099D00000A700695C0F8.svg" manifest:media-type="image/svg+xml"/>
  <manifest:file-entry manifest:full-path="Pictures/100006870000099D00000A70732E0F52.svg" manifest:media-type="image/svg+xml"/>
  <manifest:file-entry manifest:full-path="Pictures/100000010000005D0000006536CFF016.png" manifest:media-type="image/png"/>
  <manifest:file-entry manifest:full-path="Pictures/100000010000005D000000654379A778.png" manifest:media-type="image/png"/>
  <manifest:file-entry manifest:full-path="Pictures/100000010000005D000000650207854F.png" manifest:media-type="image/png"/>
  <manifest:file-entry manifest:full-path="Pictures/100000010000005D00000065C19E30AD.png" manifest:media-type="image/png"/>
  <manifest:file-entry manifest:full-path="Pictures/100006880000099D00000A70DA18CE04.svg" manifest:media-type="image/svg+xml"/>
  <manifest:file-entry manifest:full-path="Pictures/100000010000005D000000656817B4AA.png" manifest:media-type="image/png"/>
  <manifest:file-entry manifest:full-path="Pictures/100000010000005D00000065ABF2AECB.png" manifest:media-type="image/png"/>
  <manifest:file-entry manifest:full-path="Pictures/100006880000099D00000A70EC1667C3.svg" manifest:media-type="image/svg+xml"/>
  <manifest:file-entry manifest:full-path="Pictures/100000010000005D000000656BDE9D63.png" manifest:media-type="image/png"/>
  <manifest:file-entry manifest:full-path="Pictures/100000010000005D0000006574E288B2.png" manifest:media-type="image/png"/>
  <manifest:file-entry manifest:full-path="Pictures/100006870000099D00000A708BD0ACA4.svg" manifest:media-type="image/svg+xml"/>
  <manifest:file-entry manifest:full-path="Pictures/100000010000005D0000006532D0DAFC.png" manifest:media-type="image/png"/>
  <manifest:file-entry manifest:full-path="Pictures/100006880000099D00000A70045E0263.svg" manifest:media-type="image/svg+xml"/>
  <manifest:file-entry manifest:full-path="Pictures/100000010000005D000000658FE3EDB5.png" manifest:media-type="image/png"/>
  <manifest:file-entry manifest:full-path="Pictures/100006880000099D00000A70AEA82691.svg" manifest:media-type="image/svg+xml"/>
  <manifest:file-entry manifest:full-path="Pictures/100000010000005D00000065747CBA2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6cm" svg:height="2.671cm" svg:x="6.05cm" svg:y="1cm">
          <draw:image xlink:href="Pictures/1000068D0000099D00000A70BE8C6381.svg" xlink:type="simple" xlink:show="embed" xlink:actuate="onLoad" draw:mime-type="image/svg+xml">
            <text:p/>
          </draw:image>
          <draw:image xlink:href="Pictures/100000010000005D000000657123341F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cm" svg:y="0.979cm">
          <draw:image xlink:href="Pictures/100006890000099D00000A7050EE9CF8.svg" xlink:type="simple" xlink:show="embed" xlink:actuate="onLoad" draw:mime-type="image/svg+xml">
            <text:p/>
          </draw:image>
          <draw:image xlink:href="Pictures/100000010000005D00000065C06C8236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1.1cm" svg:y="1.008cm">
          <draw:image xlink:href="Pictures/1000068E0000099D00000A70BD68A186.svg" xlink:type="simple" xlink:show="embed" xlink:actuate="onLoad" draw:mime-type="image/svg+xml">
            <text:p/>
          </draw:image>
          <draw:image xlink:href="Pictures/100000010000005D000000657D9AC2A1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6.15cm" svg:y="1cm">
          <draw:image xlink:href="Pictures/100006890000099D00000A70609AA099.svg" xlink:type="simple" xlink:show="embed" xlink:actuate="onLoad" draw:mime-type="image/svg+xml">
            <text:p/>
          </draw:image>
          <draw:image xlink:href="Pictures/100000010000005D0000006598AE83EE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1.2cm" svg:y="1.008cm">
          <draw:image xlink:href="Pictures/100006880000099D00000A701E861531.svg" xlink:type="simple" xlink:show="embed" xlink:actuate="onLoad" draw:mime-type="image/svg+xml">
            <text:p/>
          </draw:image>
          <draw:image xlink:href="Pictures/100000010000005D00000065CC142B30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6.25cm" svg:y="1.008cm">
          <draw:image xlink:href="Pictures/100006880000099D00000A70823D9006.svg" xlink:type="simple" xlink:show="embed" xlink:actuate="onLoad" draw:mime-type="image/svg+xml">
            <text:p/>
          </draw:image>
          <draw:image xlink:href="Pictures/100000010000005D00000065471CF965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cm" svg:y="5.059cm">
          <draw:image xlink:href="Pictures/1000068A0000099D00000A70FD103316.svg" xlink:type="simple" xlink:show="embed" xlink:actuate="onLoad" draw:mime-type="image/svg+xml">
            <text:p/>
          </draw:image>
          <draw:image xlink:href="Pictures/100000010000005D0000006510D6061C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6.05cm" svg:y="5.08cm">
          <draw:image xlink:href="Pictures/1000068E0000098200000A56F35B0ADF.svg" xlink:type="simple" xlink:show="embed" xlink:actuate="onLoad" draw:mime-type="image/svg+xml">
            <text:p/>
          </draw:image>
          <draw:image xlink:href="Pictures/100000010000005C0000006476D99835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1.1cm" svg:y="5.088cm">
          <draw:image xlink:href="Pictures/1000068A0000099D00000A705D09CD00.svg" xlink:type="simple" xlink:show="embed" xlink:actuate="onLoad" draw:mime-type="image/svg+xml">
            <text:p/>
          </draw:image>
          <draw:image xlink:href="Pictures/100000010000005D000000653A350BDC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6.15cm" svg:y="5.08cm">
          <draw:image xlink:href="Pictures/1000068B0000099D00000A705895CBE6.svg" xlink:type="simple" xlink:show="embed" xlink:actuate="onLoad" draw:mime-type="image/svg+xml">
            <text:p/>
          </draw:image>
          <draw:image xlink:href="Pictures/100000010000005D00000065813664D0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1.2cm" svg:y="5.088cm">
          <draw:image xlink:href="Pictures/1000068C0000099D00000A700E52437B.svg" xlink:type="simple" xlink:show="embed" xlink:actuate="onLoad" draw:mime-type="image/svg+xml">
            <text:p/>
          </draw:image>
          <draw:image xlink:href="Pictures/100000010000005D00000065A56F5A3F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6.25cm" svg:y="5.088cm">
          <draw:image xlink:href="Pictures/1000068D0000098200000A56E0DFDEEA.svg" xlink:type="simple" xlink:show="embed" xlink:actuate="onLoad" draw:mime-type="image/svg+xml">
            <text:p/>
          </draw:image>
          <draw:image xlink:href="Pictures/100000010000005C00000064C90004B4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cm" svg:y="9.14cm">
          <draw:image xlink:href="Pictures/1000068B0000099D00000A7015EEB13B.svg" xlink:type="simple" xlink:show="embed" xlink:actuate="onLoad" draw:mime-type="image/svg+xml">
            <text:p/>
          </draw:image>
          <draw:image xlink:href="Pictures/100000010000005D00000065CA2E3B7A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6.05cm" svg:y="9.161cm">
          <draw:image xlink:href="Pictures/100006880000099D00000A7048318BBF.svg" xlink:type="simple" xlink:show="embed" xlink:actuate="onLoad" draw:mime-type="image/svg+xml">
            <text:p/>
          </draw:image>
          <draw:image xlink:href="Pictures/100000010000005D00000065D5BD65B9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1.1cm" svg:y="9.169cm">
          <draw:image xlink:href="Pictures/1000068D0000098200000A56B0F83820.svg" xlink:type="simple" xlink:show="embed" xlink:actuate="onLoad" draw:mime-type="image/svg+xml">
            <text:p/>
          </draw:image>
          <draw:image xlink:href="Pictures/100000010000005C000000640FAA4B86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6.15cm" svg:y="9.161cm">
          <draw:image xlink:href="Pictures/100006870000099D00000A70732E0F52.svg" xlink:type="simple" xlink:show="embed" xlink:actuate="onLoad" draw:mime-type="image/svg+xml">
            <text:p/>
          </draw:image>
          <draw:image xlink:href="Pictures/100000010000005D0000006536CFF016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1.2cm" svg:y="9.169cm">
          <draw:image xlink:href="Pictures/100006880000099D00000A705657233C.svg" xlink:type="simple" xlink:show="embed" xlink:actuate="onLoad" draw:mime-type="image/svg+xml">
            <text:p/>
          </draw:image>
          <draw:image xlink:href="Pictures/100000010000005D000000650207854F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6.25cm" svg:y="9.169cm">
          <draw:image xlink:href="Pictures/100006880000099D00000A701FE9F30B.svg" xlink:type="simple" xlink:show="embed" xlink:actuate="onLoad" draw:mime-type="image/svg+xml">
            <text:p/>
          </draw:image>
          <draw:image xlink:href="Pictures/100000010000005D000000656636F356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cm" svg:y="13.22cm">
          <draw:image xlink:href="Pictures/100006870000099D00000A709651E8A8.svg" xlink:type="simple" xlink:show="embed" xlink:actuate="onLoad" draw:mime-type="image/svg+xml">
            <text:p/>
          </draw:image>
          <draw:image xlink:href="Pictures/100000010000005D000000656817B4AA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6.05cm" svg:y="13.241cm">
          <draw:image xlink:href="Pictures/100006870000099D00000A7000D58061.svg" xlink:type="simple" xlink:show="embed" xlink:actuate="onLoad" draw:mime-type="image/svg+xml">
            <text:p/>
          </draw:image>
          <draw:image xlink:href="Pictures/100000010000005D00000065ABF2AECB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1.1cm" svg:y="13.249cm">
          <draw:image xlink:href="Pictures/100006880000099D00000A70EC1667C3.svg" xlink:type="simple" xlink:show="embed" xlink:actuate="onLoad" draw:mime-type="image/svg+xml">
            <text:p/>
          </draw:image>
          <draw:image xlink:href="Pictures/100000010000005D000000656BDE9D63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6.15cm" svg:y="13.241cm">
          <draw:image xlink:href="Pictures/100006880000099D00000A70A530BEA1.svg" xlink:type="simple" xlink:show="embed" xlink:actuate="onLoad" draw:mime-type="image/svg+xml">
            <text:p/>
          </draw:image>
          <draw:image xlink:href="Pictures/100000010000005D00000065CD9CCBE2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1.2cm" svg:y="13.249cm">
          <draw:image xlink:href="Pictures/100006870000099D00000A70F3288278.svg" xlink:type="simple" xlink:show="embed" xlink:actuate="onLoad" draw:mime-type="image/svg+xml">
            <text:p/>
          </draw:image>
          <draw:image xlink:href="Pictures/100000010000005D000000652323DA51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6.25cm" svg:y="13.249cm">
          <draw:image xlink:href="Pictures/100006870000099D00000A701BA7647A.svg" xlink:type="simple" xlink:show="embed" xlink:actuate="onLoad" draw:mime-type="image/svg+xml">
            <text:p/>
          </draw:image>
          <draw:image xlink:href="Pictures/100000010000005D0000006586C1220B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.04cm" svg:y="17.3cm">
          <draw:image xlink:href="Pictures/100006870000099D00000A708BD0ACA4.svg" xlink:type="simple" xlink:show="embed" xlink:actuate="onLoad" draw:mime-type="image/svg+xml">
            <text:p/>
          </draw:image>
          <draw:image xlink:href="Pictures/100000010000005D000000654379A778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6.09cm" svg:y="17.321cm">
          <draw:image xlink:href="Pictures/100006880000099D00000A700695C0F8.svg" xlink:type="simple" xlink:show="embed" xlink:actuate="onLoad" draw:mime-type="image/svg+xml">
            <text:p/>
          </draw:image>
          <draw:image xlink:href="Pictures/100000010000005D0000006532D0DAFC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1.14cm" svg:y="17.329cm">
          <draw:image xlink:href="Pictures/100006880000099D00000A70045E0263.svg" xlink:type="simple" xlink:show="embed" xlink:actuate="onLoad" draw:mime-type="image/svg+xml">
            <text:p/>
          </draw:image>
          <draw:image xlink:href="Pictures/100000010000005D000000658FE3EDB5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16.19cm" svg:y="17.321cm">
          <draw:image xlink:href="Pictures/100006880000099D00000A70DA18CE04.svg" xlink:type="simple" xlink:show="embed" xlink:actuate="onLoad" draw:mime-type="image/svg+xml">
            <text:p/>
          </draw:image>
          <draw:image xlink:href="Pictures/100000010000005D0000006574E288B2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1.24cm" svg:y="17.329cm">
          <draw:image xlink:href="Pictures/100006880000099D00000A70AEA82691.svg" xlink:type="simple" xlink:show="embed" xlink:actuate="onLoad" draw:mime-type="image/svg+xml">
            <text:p/>
          </draw:image>
          <draw:image xlink:href="Pictures/100000010000005D00000065C19E30AD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  <draw:frame draw:style-name="gr1" draw:text-style-name="P1" draw:layer="layout" svg:width="2.46cm" svg:height="2.671cm" svg:x="26.29cm" svg:y="17.329cm">
          <draw:image xlink:href="Pictures/100006870000099D00000A70715D19FD.svg" xlink:type="simple" xlink:show="embed" xlink:actuate="onLoad" draw:mime-type="image/svg+xml">
            <text:p/>
          </draw:image>
          <draw:image xlink:href="Pictures/100000010000005D00000065747CBA25.png" xlink:type="simple" xlink:show="embed" xlink:actuate="onLoad" draw:mime-type="image/png"/>
          <svg:title>TBarCode - 11.17.1.16949</svg:title>
          <svg:desc>BarCode licensed to MEM:TEC-IT Datenverarbeitung GmbH Internal Licen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1T13:22:57.044000000</meta:creation-date>
    <dc:date>2024-07-01T13:31:05.244000000</dc:date>
    <meta:editing-duration>PT8M8S</meta:editing-duration>
    <meta:editing-cycles>1</meta:editing-cycles>
    <meta:document-statistic meta:object-count="30"/>
    <meta:generator>LibreOffice/7.6.4.1$Windows_X86_64 LibreOffice_project/e19e193f88cd6c0525a17fb7a176ed8e6a3e2aa1</meta:generator>
  </office:meta>
</office:document-meta>
</file>